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774d2" officeooo:paragraph-rsid="000774d2"/>
    </style:style>
    <style:style style:name="P2" style:family="paragraph" style:parent-style-name="Heading_20_1">
      <style:text-properties officeooo:rsid="0001855c" officeooo:paragraph-rsid="0001855c"/>
    </style:style>
    <style:style style:name="P3" style:family="paragraph" style:parent-style-name="Heading_20_3">
      <style:text-properties officeooo:rsid="00023003" officeooo:paragraph-rsid="00023003"/>
    </style:style>
    <style:style style:name="P4" style:family="paragraph" style:parent-style-name="Heading_20_3">
      <style:text-properties officeooo:rsid="0003f920" officeooo:paragraph-rsid="0003f920"/>
    </style:style>
    <style:style style:name="P5" style:family="paragraph" style:parent-style-name="Heading_20_3">
      <style:text-properties officeooo:rsid="0009069d" officeooo:paragraph-rsid="0009069d"/>
    </style:style>
    <style:style style:name="P6" style:family="paragraph" style:parent-style-name="Text_20_body" style:list-style-name="L1">
      <style:text-properties officeooo:rsid="0001855c" officeooo:paragraph-rsid="0001855c"/>
    </style:style>
    <style:style style:name="P7" style:family="paragraph" style:parent-style-name="Text_20_body" style:list-style-name="L2">
      <style:text-properties officeooo:rsid="0001855c" officeooo:paragraph-rsid="0001855c"/>
    </style:style>
    <style:style style:name="P8" style:family="paragraph" style:parent-style-name="Text_20_body">
      <style:text-properties officeooo:paragraph-rsid="0001855c"/>
    </style:style>
    <style:style style:name="P9" style:family="paragraph" style:parent-style-name="Text_20_body" style:list-style-name="L3">
      <style:text-properties officeooo:rsid="00023003" officeooo:paragraph-rsid="00023003"/>
    </style:style>
    <style:style style:name="P10" style:family="paragraph" style:parent-style-name="Text_20_body" style:list-style-name="L4">
      <style:text-properties officeooo:rsid="00023003" officeooo:paragraph-rsid="00023003"/>
    </style:style>
    <style:style style:name="P11" style:family="paragraph" style:parent-style-name="Text_20_body" style:list-style-name="L5">
      <style:text-properties officeooo:rsid="0003f920" officeooo:paragraph-rsid="0003f920"/>
    </style:style>
    <style:style style:name="P12" style:family="paragraph" style:parent-style-name="Text_20_body" style:list-style-name="L6">
      <style:text-properties officeooo:rsid="0009069d" officeooo:paragraph-rsid="000906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cklog</text:p>
      <text:p text:style-name="Text_20_body"/>
      <text:h text:style-name="P2" text:outline-level="1">Textproduktion</text:h>
      <text:p text:style-name="P8"/>
      <text:h text:style-name="P3" text:outline-level="3">Lokales Training</text:h>
      <text:list xml:id="list528701419" text:style-name="L3">
        <text:list-item>
          <text:p text:style-name="P9">Grund</text:p>
        </text:list-item>
        <text:list-item>
          <text:p text:style-name="P9">Verwendete Software</text:p>
          <text:list>
            <text:list-item>
              <text:p text:style-name="P9">Python</text:p>
            </text:list-item>
            <text:list-item>
              <text:p text:style-name="P9">Sagemaker</text:p>
            </text:list-item>
            <text:list-item>
              <text:p text:style-name="P9">Robomaker</text:p>
            </text:list-item>
            <text:list-item>
              <text:p text:style-name="P9">Tensorflow</text:p>
            </text:list-item>
          </text:list>
        </text:list-item>
      </text:list>
      <text:h text:style-name="P3" text:outline-level="3">Physisches Fahrzeug</text:h>
      <text:list xml:id="list1219280528" text:style-name="L4">
        <text:list-item>
          <text:p text:style-name="P10">Aufbau &amp; Daten</text:p>
        </text:list-item>
        <text:list-item>
          <text:p text:style-name="P10">Performance</text:p>
        </text:list-item>
        <text:list-item>
          <text:p text:style-name="P10">Fernsteuerung</text:p>
        </text:list-item>
      </text:list>
      <text:h text:style-name="P4" text:outline-level="3">Physische Strecke</text:h>
      <text:list xml:id="list1193431154" text:style-name="L5">
        <text:list-item>
          <text:p text:style-name="P11">Material</text:p>
        </text:list-item>
        <text:list-item>
          <text:p text:style-name="P11">Verlauf</text:p>
        </text:list-item>
        <text:list-item>
          <text:p text:style-name="P11">Performance</text:p>
        </text:list-item>
      </text:list>
      <text:h text:style-name="Heading_20_3" text:outline-level="3">Reinforcement Learning Theorie</text:h>
      <text:list xml:id="list1352193704" text:style-name="L1">
        <text:list-item>
          <text:p text:style-name="P6">Idee</text:p>
        </text:list-item>
        <text:list-item>
          <text:p text:style-name="P6">Grundprinzip</text:p>
        </text:list-item>
        <text:list-item>
          <text:p text:style-name="P6">Belohnungssystem</text:p>
        </text:list-item>
        <text:list-item>
          <text:p text:style-name="P6">Policy</text:p>
        </text:list-item>
        <text:list-item>
          <text:p text:style-name="P6">Verwendungen</text:p>
        </text:list-item>
      </text:list>
      <text:h text:style-name="Heading_20_3" text:outline-level="3"><text:soft-page-break/>AWS Implementierung</text:h>
      <text:list xml:id="list2653716401" text:style-name="L2">
        <text:list-item>
          <text:p text:style-name="P7">Konzept</text:p>
        </text:list-item>
        <text:list-item>
          <text:p text:style-name="P7">Belohnungsfunktion</text:p>
        </text:list-item>
        <text:list-item>
          <text:p text:style-name="P7">Hyperparameter</text:p>
        </text:list-item>
        <text:list-item>
          <text:p text:style-name="P7">Action Space</text:p>
        </text:list-item>
      </text:list>
      <text:h text:style-name="P5" text:outline-level="3">Wettkämpfe</text:h>
      <text:list xml:id="list3797343942" text:style-name="L6">
        <text:list-item>
          <text:p text:style-name="P12">Allgemein</text:p>
        </text:list-item>
        <text:list-item>
          <text:p text:style-name="P12">Teilnahmebedingungen</text:p>
        </text:list-item>
        <text:list-item>
          <text:p text:style-name="P12">Online &amp; Offline Wetbewerb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774d2" officeooo:paragraph-rsid="000774d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2020-12-06</text:p>
      </style:header>
      <style:footer>
        <text:p text:style-name="Footer"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06T09:37:46.561105722</meta:creation-date>
    <dc:date>2020-12-06T09:50:39.982668494</dc:date>
    <meta:editing-duration>PT12M52S</meta:editing-duration>
    <meta:editing-cycles>7</meta:editing-cycles>
    <meta:generator>LibreOffice/7.0.2.2$Linux_X86_64 LibreOffice_project/3a01483fc371ab18cfca4bab0d636937da5eaf70</meta:generator>
    <meta:document-statistic meta:table-count="0" meta:image-count="0" meta:object-count="0" meta:page-count="2" meta:paragraph-count="34" meta:word-count="71" meta:character-count="472" meta:non-whitespace-character-count="457"/>
  </office:meta>
</office:document-meta>
</file>